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9/2021</text:span></text:p>
      <text:p text:style-name="P9"/>
      <text:p text:style-name="P10">RECIBI CONFORME</text:p>
      <text:p text:style-name="P9"/>
      <text:p text:style-name="P11">CLIENTE: DELHUALLAGA CORPORACION S.R.L.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SILVA CHAMORRO JUAN ISAAC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2:40:5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